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evaluable 2_ pseudocídogo</text:p>
      <text:p text:style-name="Standard"/>
      <text:p text:style-name="Standard">string [] [] datos1; // array para nombre, apellido y cuidad</text:p>
      <text:p text:style-name="Standard"/>
      <text:p text:style-name="Standard">datos1 = new string[3] []; <text:s/>//3 filas de datos</text:p>
      <text:p text:style-name="Standard">datos1[0] = new string [90]; // nombre</text:p>
      <text:p text:style-name="Standard">datos1[1] = new string [90]; // apellido</text:p>
      <text:p text:style-name="P2">datos1[2] = new string [90]; // cuidad</text:p>
      <text:p text:style-name="Standard"/>
      <text:p text:style-name="Standard">string [] [] datos2; // array para fecha de nacimiento</text:p>
      <text:p text:style-name="Standard"/>
      <text:p text:style-name="Standard">datos2 = new string[3] []; <text:s/>//3 filas de datos</text:p>
      <text:p text:style-name="Standard">datos2[0] = new string [90]; // día</text:p>
      <text:p text:style-name="Standard">datos2[1] = new string [90]; // mes</text:p>
      <text:p text:style-name="P2">datos2[2] = new string [90]; // año</text:p>
      <text:p text:style-name="Standard"/>
      <text:p text:style-name="Standard">float [] [] notas; // array para las notas</text:p>
      <text:p text:style-name="Standard"/>
      <text:p text:style-name="Standard">notas = new float[10] []; <text:s/>// 10 filas de datos</text:p>
      <text:p text:style-name="Standard">notas[0] = new float [90]; // Práctica1</text:p>
      <text:p text:style-name="Standard">notas[1] = new float [90]; // Práctica2</text:p>
      <text:p text:style-name="Standard">notas[2] = new float [90]; // Práctica3</text:p>
      <text:p text:style-name="Standard">notas[3] = new float [90]; // Práctica4</text:p>
      <text:p text:style-name="Standard">notas[4] = new float [90]; // Práctica5</text:p>
      <text:p text:style-name="Standard">notas[5] = new float [90]; // Práctica6</text:p>
      <text:p text:style-name="Standard">notas[6] = new float [90]; // exámen 1era evaluación</text:p>
      <text:p text:style-name="Standard">notas[7] = new float [90]; // exámen 2nda evaluación</text:p>
      <text:p text:style-name="Standard">notas[8] = new float [90]; // exámen 3era evaluación</text:p>
      <text:p text:style-name="P2">notas[9] = new float [90]; // nota final</text:p>
      <text:p text:style-name="Standard"/>
      <text:p text:style-name="P1">Pedir datos</text:p>
      <text:p text:style-name="P1"><text:span text:style-name="T1"/></text:p>
      <text:p text:style-name="P1"><text:span text:style-name="T1">cons int FILAS = 10, COLUMNAS = 90;</text:span></text:p>
      <text:p text:style-name="P1"><text:span text:style-name="T1"/></text:p>
      <text:p text:style-name="P1"><text:span text:style-name="T1">for (int fila = 0; fila &lt; FILAS; fila++)</text:span></text:p>
      <text:p text:style-name="P1"><text:span text:style-name="T1">{</text:span></text:p>
      <text:p text:style-name="P1"><text:span text:style-name="T1"><text:tab/>for (int columna = 0; columna &lt; COLUMNAS; columna++)</text:span></text:p>
      <text:p text:style-name="P1"><text:span text:style-name="T1"><text:tab/>{</text:span></text:p>
      <text:p text:style-name="P1"><text:span text:style-name="T1"><text:tab/><text:tab/>Console.WriteLine(“Dime el dato {0}, {1}”, fila+1, columna+1);</text:span></text:p>
      <text:p text:style-name="P1"><text:span text:style-name="T1"><text:tab/><text:tab/>datos[fila, columna] = Convert.ToSingle(Console.ReadLine());</text:span></text:p>
      <text:p text:style-name="P1"><text:span text:style-name="T1"><text:tab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2T09:11:09.14</meta:creation-date>
    <meta:document-statistic meta:table-count="0" meta:image-count="0" meta:object-count="0" meta:page-count="1" meta:paragraph-count="33" meta:word-count="224" meta:character-count="1251"/>
    <dc:date>2020-11-12T13:41:46.08</dc:date>
    <meta:editing-duration>PT3H44M15S</meta:editing-duration>
    <meta:editing-cycles>1</meta:editing-cycles>
    <meta:generator>OpenOffice/4.1.7$Win32 OpenOffice.org_project/417m1$Build-9800</meta:generator>
  </office:meta>
</office:document-meta>
</file>